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OUNT_CODE</text:p>
          </table:table-cell>
          <table:table-cell office:value-type="string" calcext:value-type="string">
            <text:p>VARCHAR2(6 BYTE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que Identifier - this is the debtors code in SAGE. <text:s text:c="2"/>It is also put into USER_DETAILS.STAFF_NO for each username for this debtor / bran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_CONTACT_PERSON</text:p>
          </table:table-cell>
          <table:table-cell office:value-type="string" calcext:value-type="string">
            <text:p>VARCHAR2(4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tact person for accou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ING_PERIOD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 = Monthly billing (30EOS on SAGE)</text:p>
          </table:table-cell>
          <table:table-cell office:value-type="string" calcext:value-type="string">
            <text:p><text:s/>W = Weekly billing (07EOS on SAGE) - Note: all intercape offices are COD00 on 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_ACCOUNT_NO</text:p>
          </table:table-cell>
          <table:table-cell office:value-type="string" calcext:value-type="string">
            <text:p>VARCHAR2(6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ly for agents or offices who have an intercape credit card machine - this will point to the DEBTORS_INFO.ACCOUNT_CODE of the credit card debtor for this branch/agen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ISS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ndard commission (as a percentage) on bus ticket sal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ISSION_BAGG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mmission % on baggage sales - this is used for agents who sell baggag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ISSION_BUDGETLIN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mmission for budgetliner tickets - 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ISSION_SLEEPLIN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ission for sleepliner tickets - 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ANY_NAME</text:p>
          </table:table-cell>
          <table:table-cell office:value-type="string" calcext:value-type="string">
            <text:p>VARCHAR2(5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any name <text:s/>( for Agents) <text:s/>/ Branch Name (for Intercape office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OLLER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ntry - link to COUNTRY.COUNTRY_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DIT_LIM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redit limit - this is displaed</text:p>
          </table:table-cell>
          <table:table-cell office:value-type="string" calcext:value-type="string">
            <text:p><text:s/>but not sent to SAGE and currently not used anywhere. <text:s/>(Was used for truck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TOFF_DA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_CREA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ate and time debtor was crea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YS_TO_PA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mber of days to p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BTOR_TYPE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=Office</text:p>
          </table:table-cell>
          <table:table-cell office:value-type="string" calcext:value-type="string">
            <text:p><text:s/>C=Charter/Freight Debtor</text:p>
          </table:table-cell>
          <table:table-cell office:value-type="string" calcext:value-type="string">
            <text:p><text:s/>X=Other</text:p>
          </table:table-cell>
          <table:table-cell office:value-type="string" calcext:value-type="string">
            <text:p><text:s/>D=DCAI</text:p>
          </table:table-cell>
          <table:table-cell office:value-type="string" calcext:value-type="string">
            <text:p><text:s text:c="2"/>B = Bus Ticket Agent</text:p>
          </table:table-cell>
        </table:table-row>
        <table:table-row table:style-name="ro1">
          <table:table-cell/>
          <table:table-cell office:value-type="string" calcext:value-type="string">
            <text:p>EXPORT_DEBTORS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_CUTOFF</text:p>
          </table:table-cell>
          <table:table-cell office:value-type="string" calcext:value-type="string">
            <text:p>VARCHAR2(4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_CURRENT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 = Still current</text:p>
          </table:table-cell>
          <table:table-cell office:value-type="string" calcext:value-type="string">
            <text:p><text:s text:c="2"/>N = archiv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_DEALER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 = This is a debtors</text:p>
          </table:table-cell>
          <table:table-cell office:value-type="string" calcext:value-type="string">
            <text:p><text:s text:c="2"/>N = This is an Intercape off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CLOSE_BAL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CLOSE_CURRENCY</text:p>
          </table:table-cell>
          <table:table-cell office:value-type="string" calcext:value-type="string">
            <text:p>VARCHAR2(2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CLOSE_MONTH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SYN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ate and time this master record was last synchronized to S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CURRENCY</text:p>
          </table:table-cell>
          <table:table-cell office:value-type="string" calcext:value-type="string">
            <text:p>VARCHAR2(20 BYTE)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fault currency - refer CURRENCY_INFO.N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_LIMIT_APPROVED_B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YMENT_DATE</text:p>
          </table:table-cell>
          <table:table-cell office:value-type="string" calcext:value-type="string">
            <text:p>VARCHAR2(1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YMENT_DA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AL_ADDRESS</text:p>
          </table:table-cell>
          <table:table-cell office:value-type="string" calcext:value-type="string">
            <text:p>VARCHAR2(20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al address - option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LATED_PARTY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= This is Intercape (Internal) <text:s/></text:p>
          </table:table-cell>
          <table:table-cell office:value-type="string" calcext:value-type="string">
            <text:p><text:s text:c="2"/>Y = Yes</text:p>
          </table:table-cell>
          <table:table-cell office:value-type="string" calcext:value-type="string">
            <text:p><text:s/>this party is related to Intercape. <text:s text:c="2"/>N = All others. <text:s text:c="2"/>Note - rather use SAGE_DEBTORS_TYPE in this t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GE_SITE</text:p>
          </table:table-cell>
          <table:table-cell office:value-type="string" calcext:value-type="string">
            <text:p>VARCHAR2(5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GE Site that "owns" the debtor</text:p>
          </table:table-cell>
          <table:table-cell office:value-type="string" calcext:value-type="string">
            <text:p><text:s/>refer SITES.SITE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PPING_BASKET_RESTRICTION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t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_CREDIT_LIM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_LIMIT_APPROVED_B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_LIMIT_EXPIRY_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MENT_DELIVERY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MENT_DETAILS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used any mro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MENT_EMAIL</text:p>
          </table:table-cell>
          <table:table-cell office:value-type="string" calcext:value-type="string">
            <text:p>VARCHAR2(20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ail address for statements - option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MENT_FAX</text:p>
          </table:table-cell>
          <table:table-cell office:value-type="string" calcext:value-type="string">
            <text:p>VARCHAR2(2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t used any mo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MENT_REMINDER</text:p>
          </table:table-cell>
          <table:table-cell office:value-type="string" calcext:value-type="string">
            <text:p>CHAR(1 BYT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M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 used - the BILLING PERIOD column is used to determine the TERMS in S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T_NUMBER</text:p>
          </table:table-cell>
          <table:table-cell office:value-type="string" calcext:value-type="string">
            <text:p>VARCHAR2(20 BYTE)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T Number (if applicabl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38:23.559000000</meta:creation-date>
    <dc:date>2025-01-15T10:39:52.959000000</dc:date>
    <meta:editing-duration>PT1M30S</meta:editing-duration>
    <meta:editing-cycles>1</meta:editing-cycles>
    <meta:document-statistic meta:table-count="1" meta:cell-count="236" meta:object-count="0"/>
    <meta:generator>LibreOffice/24.8.4.2$Windows_X86_64 LibreOffice_project/bb3cfa12c7b1bf994ecc5649a80400d06cd71002</meta:generator>
  </office:meta>
</office:document-meta>
</file>